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3" style:family="table-column">
      <style:table-column-properties fo:break-before="auto" style:column-width="10.629cm"/>
    </style:style>
    <style:style style:name="co6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514cm"/>
    </style:style>
    <style:style style:name="co9" style:family="table-column">
      <style:table-column-properties fo:break-before="auto" style:column-width="10.194cm"/>
    </style:style>
    <style:style style:name="co10" style:family="table-column">
      <style:table-column-properties fo:break-before="auto" style:column-width="6.544cm"/>
    </style:style>
    <style:style style:name="co11" style:family="table-column">
      <style:table-column-properties fo:break-before="auto" style:column-width="8.777cm"/>
    </style:style>
    <style:style style:name="co12" style:family="table-column">
      <style:table-column-properties fo:break-before="auto" style:column-width="10.084cm"/>
    </style:style>
    <style:style style:name="co14" style:family="table-column">
      <style:table-column-properties fo:break-before="auto" style:column-width="7.96cm"/>
    </style:style>
    <style:style style:name="co15" style:family="table-column">
      <style:table-column-properties fo:break-before="auto" style:column-width="15.967cm"/>
    </style:style>
    <style:style style:name="co16" style:family="table-column">
      <style:table-column-properties fo:break-before="auto" style:column-width="3.739cm"/>
    </style:style>
    <style:style style:name="co17" style:family="table-column">
      <style:table-column-properties fo:break-before="auto" style:column-width="4.28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23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Equivalencia por materias</text:p>
          </table:table-cell>
          <table:table-cell office:value-type="string" calcext:value-type="string">
            <text:p>Diferencia de creditos</text:p>
          </table:table-cell>
          <table:table-cell office:value-type="string" calcext:value-type="string">
            <text:p>Equivalencia por creditos</text:p>
          </table:table-cell>
        </table:table-row>
        <table:table-row table:style-name="ro1">
          <table:table-cell office:value-type="string" calcext:value-type="string">
            <text:p>Análisis Matemático II</text:p>
          </table:table-cell>
          <table:table-cell office:value-type="string" calcext:value-type="string">
            <text:p>Análisis Matemático II 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undamentos de Programación</text:p>
          </table:table-cell>
          <table:table-cell office:value-type="string" calcext:value-type="string">
            <text:p>Algoritmos y Programación I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troducción al Desarrollo de Softwar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Álgebra Lineal</text:p>
          </table:table-cell>
          <table:table-cell office:value-type="string" calcext:value-type="string">
            <text:p>Álgebra II 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rganización del Computador</text:p>
          </table:table-cell>
          <table:table-cell office:value-type="string" calcext:value-type="string">
            <text:p>Estructura del Computado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lgoritmos y Estructura de Datos</text:p>
          </table:table-cell>
          <table:table-cell office:value-type="string" calcext:value-type="string">
            <text:p>Algoritmos y Programación II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radigmas de Programación</text:p>
          </table:table-cell>
          <table:table-cell office:value-type="string" calcext:value-type="string">
            <text:p>Algoritmos y Programación III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robabilidad y Estadística</text:p>
          </table:table-cell>
          <table:table-cell office:value-type="string" calcext:value-type="string">
            <text:p>Probabilidad y Estadística B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oría de Algoritmos</text:p>
          </table:table-cell>
          <table:table-cell office:value-type="string" calcext:value-type="string">
            <text:p>Teoría de Algoritmos I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oría de Algoritmos</text:p>
          </table:table-cell>
          <table:table-cell office:value-type="string" calcext:value-type="string">
            <text:p>Modelos y Optimización I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oría de Algoritmos</text:p>
          </table:table-cell>
          <table:table-cell office:value-type="string" calcext:value-type="string">
            <text:p>Matemática Discreta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istemas Operativo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ase de Dato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odelación Numérica</text:p>
          </table:table-cell>
          <table:table-cell office:value-type="string" calcext:value-type="string">
            <text:p>Análisis Numérico I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aller de Programación</text:p>
          </table:table-cell>
          <table:table-cell office:value-type="string" calcext:value-type="string">
            <text:p>Taller de Programación I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geniería de Software I</text:p>
          </table:table-cell>
          <table:table-cell office:value-type="string" calcext:value-type="string">
            <text:p>Análisis de la Información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encia de Datos</text:p>
          </table:table-cell>
          <table:table-cell office:value-type="string" calcext:value-type="string">
            <text:p>Organización de Dato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geniería de Software II</text:p>
          </table:table-cell>
          <table:table-cell office:value-type="string" calcext:value-type="string">
            <text:p>Técnicas de Diseño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geniería de Software II</text:p>
          </table:table-cell>
          <table:table-cell office:value-type="string" calcext:value-type="string">
            <text:p>Taller de Programación II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rogramación Concurrente</text:p>
          </table:table-cell>
          <table:table-cell office:value-type="string" calcext:value-type="string">
            <text:p>Técnicas de Programación Concurrent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des</text:p>
          </table:table-cell>
          <table:table-cell office:value-type="string" calcext:value-type="string">
            <text:p>Introducción a los Sistemas Distribuido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ísica para Informática</text:p>
          </table:table-cell>
          <table:table-cell office:value-type="string" calcext:value-type="string">
            <text:p>Física II 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mpresas de Base Tecnológica I</text:p>
          </table:table-cell>
          <table:table-cell office:value-type="string" calcext:value-type="string">
            <text:p>Legislación y Ejercicio Profesional de la Ingeniería en Informática &amp; Ingeniería Económic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mpresas de Base Tecnológica I</text:p>
          </table:table-cell>
          <table:table-cell office:value-type="string" calcext:value-type="string">
            <text:p>Legislación y Ejercicio Profesional de la Ingeniería en Informática &amp; Estructura Económica Argentin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stión del Desarrollo de Sistemas Informáticos</text:p>
          </table:table-cell>
          <table:table-cell office:value-type="string" calcext:value-type="string">
            <text:p>Administración y Control de Proyectos Informáticos I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istemas Distribuidos I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istemas Distribuidos I</text:p>
          </table:table-cell>
          <table:table-cell office:value-type="string" calcext:value-type="string">
            <text:p>Taller de Programación II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aller de Seguridad Informática</text:p>
          </table:table-cell>
          <table:table-cell office:value-type="string" calcext:value-type="string">
            <text:p>Criptografía y Seguridad Informátic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aller de Seguridad Informática</text:p>
          </table:table-cell>
          <table:table-cell office:value-type="string" calcext:value-type="string">
            <text:p>Organización de Computadora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mpresas de Base Tecnológica II</text:p>
          </table:table-cell>
          <table:table-cell office:value-type="string" calcext:value-type="string">
            <text:p>Estructura de las Organizacione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xámen Inglés</text:p>
          </table:table-cell>
          <table:table-cell office:value-type="string" calcext:value-type="string">
            <text:p>Idioma Inglés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table table:name="Obligatorias" table:style-name="ta1">
        <table:table-column table:style-name="co13" table:default-cell-style-name="Default"/>
        <table:table-column table:style-name="co6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Creditos</text:p>
          </table:table-cell>
          <table:table-cell office:value-type="string" calcext:value-type="string">
            <text:p>Creditos extra</text:p>
          </table:table-cell>
        </table:table-row>
        <table:table-row table:style-name="ro1">
          <table:table-cell office:value-type="string" calcext:value-type="string">
            <text:p>Análisis Matemático II A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ísica I A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goritmos y Programación I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Álgebra II A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ísica II A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lgoritmos y Programación II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babilidad y Estadística B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tructura del Computador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goritmos y Programación III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álisis Numérico I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istemas Operativo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ganización de Dato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ller de Programación I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os y Optimización I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ller de Programación II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álisis de la Información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écnicas de Diseño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se de Dato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troducción a los Sistemas Distribuido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gislación y Ejercicio Profesional de la Ingeniería en Informátic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</table:table>
      <table:table table:name="Electivas" table:style-name="ta1">
        <table:table-column table:style-name="co9" table:default-cell-style-name="Default"/>
        <table:table-column table:style-name="co6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Creditos</text:p>
          </table:table-cell>
          <table:table-cell office:value-type="string" calcext:value-type="string">
            <text:p>Creditos extra</text:p>
          </table:table-cell>
        </table:table-row>
        <table:table-row table:style-name="ro1">
          <table:table-cell office:value-type="string" calcext:value-type="string">
            <text:p>Matemática Discret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álisis Matemático III 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cuaciones Diferenciales Ordinaria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álisis Funciona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cánica Raciona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ísica III D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ímic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tática y Resistencia de Materiales B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álisis de Circuitos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rcuitos Electrónicos I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boratorio de Microcomputadora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boratorio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stemas Digitale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oría de Control I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rcuitos de Pulso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ganización de Computadora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oría de la Información y Codificació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quitecturas Paralela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bótic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écnica Digital Avanzad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cesamiento del Habl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cesamiento de Imágene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stemas Biológico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ulación de Sistemas de Contro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des Neuronale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iptografía y Seguridad Informátic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stemas Gráfico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ñales y Sistema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cesos Estocástico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ndamentos Matemáticos de la Visión en Robótic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tructura de las Organizacione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formación en las Organizacione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os y Optimización II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tructura Económica Argentin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os y Optimización III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álisis y Resolución de Problema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rcuitos de Información en la Empres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rsos Humano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geniería Económic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eriales Industriales I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nguajes Formale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nguajes de Programación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ulación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oría de Algoritmos I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oría de Algoritmos II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oría de Lenguaj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álisis Numérico II 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idad en Desarrollo de Sistema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troducción a los Sistemas Inteligente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écnicas de Producción de Software I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écnicas de Producción de Software II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écnicas de Producción de Software III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ller de Desarrollo de Proyectos III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ganización de la Implantación y el Mantenimiento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os de Proceso de Desarrollo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valuación de Proyectos y Manejo de Riesgo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écnicas de Programación Concurrente II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stemas Distribuidos II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stemas Multimediale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stemas Automáticos de Diagnóstico y Detección de Fallas II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stemas de Programación no convencional de Robot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inario de Ingeniería en Informática I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minario de Ingeniería en Informática II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quitectura de Softwar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ioma Inglés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dioma Alemán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dioma Francés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dioma Italiano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dioma Portugués</text:p>
          </table:table-cell>
          <table:table-cell table:number-columns-repeated="2" office:value-type="float" office:value="4" calcext:value-type="float">
            <text:p>4</text:p>
          </table:table-cell>
        </table:table-row>
      </table:table>
      <table:table table:name="Orientacion - Distribuidos" table:style-name="ta1">
        <table:table-column table:style-name="co10" table:default-cell-style-name="Default"/>
        <table:table-column table:style-name="co6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Creditos</text:p>
          </table:table-cell>
          <table:table-cell office:value-type="string" calcext:value-type="string">
            <text:p>Creditos extra</text:p>
          </table:table-cell>
        </table:table-row>
        <table:table-row table:style-name="ro1">
          <table:table-cell office:value-type="string" calcext:value-type="string">
            <text:p>Técnicas de Programación Concurrent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stemas Distribuidos I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ller de Programación III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</table:table>
      <table:table table:name="Orientacion - Gestion" table:style-name="ta1">
        <table:table-column table:style-name="co11" table:default-cell-style-name="Default"/>
        <table:table-column table:style-name="co6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Creditos</text:p>
          </table:table-cell>
          <table:table-cell office:value-type="string" calcext:value-type="string">
            <text:p>Creditos extra</text:p>
          </table:table-cell>
        </table:table-row>
        <table:table-row table:style-name="ro1">
          <table:table-cell office:value-type="string" calcext:value-type="string">
            <text:p>Administración y Control de Proyectos Informáticos I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ller de Desarrollo de Proyectos I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ministración y Control de Proyectos Informáticos II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ller de Desarrollo de Proyectos II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</table:table>
      <table:table table:name="Orientacion - Produccion" table:style-name="ta1">
        <table:table-column table:style-name="co12" table:default-cell-style-name="Default"/>
        <table:table-column table:style-name="co6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Creditos</text:p>
          </table:table-cell>
          <table:table-cell office:value-type="string" calcext:value-type="string">
            <text:p>Creditos extra</text:p>
          </table:table-cell>
        </table:table-row>
        <table:table-row table:style-name="ro1">
          <table:table-cell office:value-type="string" calcext:value-type="string">
            <text:p>Manufactura Integrada por Computadora (CIM) I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stemas Automáticos de Diagnóstico y Detección de Fallas I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ufactura Integrada por Computadora (CIM) II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stemas de Soporte para Celdas de Producción Flexible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31">00/00/0000</text:date>, <text:time style:data-style-name="N2" text:time-value="19:47:42.99412317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31T20:02:25.159737466</dc:date>
    <meta:editing-duration>PT35M50S</meta:editing-duration>
    <meta:editing-cycles>14</meta:editing-cycles>
    <meta:generator>LibreOffice/7.6.2.1$Linux_X86_64 LibreOffice_project/60$Build-1</meta:generator>
    <meta:document-statistic meta:table-count="6" meta:cell-count="412" meta:object-count="0"/>
  </office:meta>
</office:document-meta>
</file>